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Pictures/1000000000000090000000DF2B8AEE92.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color="#0099ff" draw:marker-end="Arrowheads_20_1" draw:textarea-horizontal-align="justify" draw:textarea-vertical-align="middle" draw:auto-grow-height="false"/>
    </style:style>
    <style:style style:name="gr2" style:family="graphic" style:parent-style-name="standard">
      <style:graphic-properties draw:stroke="solid" svg:stroke-color="#0099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99ff" draw:fill="none" draw:fill-color="#ffffff" draw:textarea-horizontal-align="left" draw:auto-grow-height="true" draw:auto-grow-width="false" fo:min-height="0.573cm" fo:min-width="1.125cm"/>
    </style:style>
    <style:style style:name="gr5" style:family="graphic" style:parent-style-name="standard">
      <style:graphic-properties draw:stroke="solid" svg:stroke-color="#0099ff" draw:textarea-horizontal-align="justify" draw:textarea-vertical-align="middle" draw:auto-grow-height="false"/>
    </style:style>
    <style:style style:name="gr6" style:family="graphic" style:parent-style-name="standard">
      <style:graphic-properties draw:stroke="none" svg:stroke-color="#0099ff" draw:fill="none" fo:min-height="0.9cm"/>
    </style:style>
    <style:style style:name="gr7" style:family="graphic" style:parent-style-name="objectwithoutfill">
      <style:graphic-properties svg:stroke-width="0.1cm" svg:stroke-color="#808080" draw:marker-start-width="0.35cm" draw:marker-end="Arrowheads_20_1" draw:marker-end-width="0.35cm" draw:fill="none" draw:textarea-vertical-align="middle" fo:padding-top="0.175cm" fo:padding-bottom="0.175cm" fo:padding-left="0.3cm" fo:padding-right="0.3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3.572cm" svg:height="2.816cm" svg:x="17.222cm" svg:y="10.216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2.434cm" svg:height="1.511cm" svg:x="13.445cm" svg:y="13.787cm">
            <text:p text:style-name="P1"><text:span text:style-name="T1">Bibliotec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2.816cm" svg:height="1.168cm" svg:x="8.946cm" svg:y="13.684cm">
            <text:p text:style-name="P1"><text:span text:style-name="T1">Compilad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1.818cm" svg:height="2.816cm" svg:x="13.756cm" svg:y="7.4cm">
            <draw:image xlink:href="Pictures/1000000000000090000000DF2B8AEE92.jpg" xlink:type="simple" xlink:show="embed" xlink:actuate="onLoad">
              <text:p/>
            </draw:image>
          </draw:frame>
          <draw:custom-shape draw:style-name="gr2" draw:text-style-name="P1" draw:layer="layout" svg:width="2.816cm" svg:height="1.168cm" svg:x="13.239cm" svg:y="16.586cm">
            <text:p text:style-name="P1"><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2" draw:layer="layout" svg:width="2.403cm" svg:height="1.717cm" svg:x="13.308cm" svg:y="10.696cm">
              <text:p/>
              <draw:enhanced-geometry svg:viewBox="0 0 21600 21600" draw:glue-points="10800 0 0 10800 10800 21600 21600 10800" draw:text-areas="0 0 21600 ?f11" draw:mirror-horizontal="fals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1" draw:layer="layout" svg:width="2.365cm" svg:height="1.199cm" svg:x="13.376cm" svg:y="10.947cm">
              <draw:text-box>
                <text:p text:style-name="P1"><text:span text:style-name="T1">Programa</text:span><text:span text:style-name="T1"><text:line-break/></text:span><text:span text:style-name="T1">fuente</text:span></text:p>
              </draw:text-box>
            </draw:frame>
          </draw:g>
          <draw:g>
            <draw:custom-shape draw:style-name="gr5" draw:text-style-name="P2" draw:layer="layout" svg:width="2.732cm" svg:height="1.992cm" svg:x="9.002cm" svg:y="16.174cm">
              <text:p/>
              <draw:enhanced-geometry svg:viewBox="0 0 21600 21600" draw:type="rectangle" draw:enhanced-path="M 0 0 L 21600 0 21600 21600 0 21600 0 0 Z N"/>
            </draw:custom-shape>
            <draw:frame draw:style-name="gr6" draw:text-style-name="P1" draw:layer="layout" svg:width="3.738cm" svg:height="1.199cm" svg:x="8.5cm" svg:y="16.595cm">
              <draw:text-box>
                <text:p text:style-name="P1"><text:span text:style-name="T1">Módulo</text:span><text:span text:style-name="T1"><text:line-break/></text:span><text:span text:style-name="T1">objeto</text:span></text:p>
              </draw:text-box>
            </draw:frame>
          </draw:g>
          <draw:g>
            <draw:custom-shape draw:style-name="gr5" draw:text-style-name="P2" draw:layer="layout" svg:width="2.582cm" svg:height="2.06cm" svg:x="17.731cm" svg:y="16.14cm">
              <text:p/>
              <draw:enhanced-geometry svg:viewBox="0 0 21600 21600" draw:type="rectangle" draw:enhanced-path="M 0 0 L 21600 0 21600 21600 0 21600 0 0 Z N"/>
            </draw:custom-shape>
            <draw:frame draw:style-name="gr6" draw:text-style-name="P1" draw:layer="layout" svg:width="2.472cm" svg:height="1.199cm" svg:x="17.786cm" svg:y="16.62cm">
              <draw:text-box>
                <text:p text:style-name="P1"><text:span text:style-name="T1">Programa</text:span><text:span text:style-name="T1"><text:line-break/></text:span><text:span text:style-name="T1">ejecutable</text:span></text:p>
              </draw:text-box>
            </draw:frame>
          </draw:g>
          <draw:custom-shape draw:style-name="gr2" draw:text-style-name="P1" draw:layer="layout" svg:width="2.816cm" svg:height="1.168cm" svg:x="17.614cm" svg:y="13.684cm">
            <text:p text:style-name="P1"><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2" draw:layer="layout" svg:width="3.774cm" svg:height="1.313cm" draw:transform="skewX (-0.610865238198015) rotate (-3.0461231435057) translate (13.9471984390836cm 10.1204010871437cm)" svg:viewBox="0 0 3775 1314" svg:d="m0 1314c4017 0 3772-1314 3772-1314">
            <text:p/>
          </draw:path>
          <draw:custom-shape draw:style-name="gr2" draw:text-style-name="P1" draw:layer="layout" svg:width="2.816cm" svg:height="1.099cm" svg:x="8.912cm" svg:y="10.697cm">
            <text:p text:style-name="P1"><text:span text:style-name="T1">Edito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7" draw:text-style-name="P2" draw:layer="layout" svg:width="1.529cm" svg:height="0.517cm" draw:transform="skewX (0.00296705972839038) rotate (-0.540179403492245) translate (11.8002837993265cm 10.9294240601656cm)" svg:viewBox="0 0 1530 518" svg:d="m0 518c400 0 1530-518 1530-518">
            <text:p/>
          </draw:path>
          <draw:path draw:style-name="gr7" draw:text-style-name="P2" draw:layer="layout" svg:width="1.236cm" svg:height="0.418cm" draw:transform="skewX (0.0015707963267949) rotate (-1.95005637325327) translate (10.6169776882165cm 15.1000295057803cm)" svg:viewBox="0 0 1237 419" svg:d="m0 419c740 1 1237-419 1237-419">
            <text:p/>
          </draw:path>
          <draw:path draw:style-name="gr7" draw:text-style-name="P2" draw:layer="layout" svg:width="2.068cm" svg:height="0.077cm" draw:transform="rotate (-0.137357412131954) translate (11.1312207652059cm 17.0646543888396cm)" svg:viewBox="0 0 2069 78" svg:d="m0 78c2011-1 2069-78 2069-78">
            <text:p/>
          </draw:path>
          <draw:path draw:style-name="gr7" draw:text-style-name="P2" draw:layer="layout" svg:width="1.236cm" svg:height="0.607cm" draw:transform="skewX (0.00296705972839031) rotate (-2.12668369355509) translate (15.0702074962132cm 15.6787140784229cm)" svg:viewBox="0 0 1237 608" svg:d="m0 608c648 2 1237-608 1237-608">
            <text:p/>
          </draw:path>
          <draw:path draw:style-name="gr7" draw:text-style-name="P2" draw:layer="layout" svg:width="1.803cm" svg:height="0.098cm" draw:transform="skewX (0.00366519142918808) rotate (0.104894288044859) translate (16.0568136253441cm 17.1248178928877cm)" svg:viewBox="0 0 1804 99" svg:d="m0 86c1169 54 1804-86 1804-86">
            <text:p/>
          </draw:path>
          <draw:path draw:style-name="gr7" draw:text-style-name="P2" draw:layer="layout" svg:width="1.204cm" svg:height="0.283cm" draw:transform="skewX (-0.00488692190558414) rotate (1.33901660213005) translate (18.7314046006554cm 16.0585344959375cm)" svg:viewBox="0 0 1205 284" svg:d="m0 284c916-5 1205-284 1205-284">
            <text:p/>
          </draw:path>
          <draw:path draw:style-name="gr7" draw:text-style-name="P2" draw:layer="layout" svg:width="0.327cm" svg:height="2.98cm" draw:transform="skewX (0.000523598775598324) rotate (0.927467964509787) translate (16.6241617725456cm 8.97607482141225cm)" svg:viewBox="0 0 328 2981" svg:d="m0 2981c687 0 81-2981 81-2981">
            <text:p/>
          </draw:path>
          <draw:path draw:style-name="gr7" draw:text-style-name="P2" draw:layer="layout" svg:width="1.204cm" svg:height="0.283cm" draw:transform="skewX (-0.00488692190558404) rotate (1.33901660213005) translate (18.7314046006554cm 13.5846648615973cm)" svg:viewBox="0 0 1205 284" svg:d="m0 284c916-5 1205-284 1205-284">
            <text:p/>
          </draw:path>
          <draw:path draw:style-name="gr7" draw:text-style-name="P2" draw:layer="layout" svg:width="3.321cm" svg:height="0.459cm" draw:transform="rotate (-2.39319547033463) translate (13.1809507154213cm 11.7848680445151cm)" svg:viewBox="0 0 3322 460" svg:d="m0 0c1312 0 3322 460 3322 460">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321 3493" svg:d="m1321 3493h-1321l702-349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5T16:02:34</meta:creation-date>
    <dc:date>2013-05-15T16:50:06</dc:date>
    <meta:editing-duration>PT32M21S</meta:editing-duration>
    <meta:editing-cycles>3</meta:editing-cycles>
    <meta:generator>LibreOffice/3.5$Linux_x86 LibreOffice_project/350m1$Build-2</meta:generator>
    <meta:document-statistic meta:object-count="27"/>
  </office:meta>
</office:document-meta>
</file>